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4d7ea" officeooo:paragraph-rsid="0014d7ea"/>
    </style:style>
    <style:style style:name="P2" style:family="paragraph" style:parent-style-name="Standard">
      <style:paragraph-properties fo:text-align="start" style:justify-single-word="false"/>
      <style:text-properties officeooo:rsid="0014d7ea" officeooo:paragraph-rsid="0014d7ea"/>
    </style:style>
    <style:style style:name="P3" style:family="paragraph" style:parent-style-name="Standard">
      <style:paragraph-properties fo:text-align="start" style:justify-single-word="false"/>
      <style:text-properties officeooo:rsid="0019885f" officeooo:paragraph-rsid="0019885f"/>
    </style:style>
    <style:style style:name="P4" style:family="paragraph" style:parent-style-name="Standard">
      <style:paragraph-properties fo:text-align="start" style:justify-single-word="false"/>
      <style:text-properties officeooo:rsid="0014d7ea" officeooo:paragraph-rsid="0014d7ea"/>
    </style:style>
    <style:style style:name="P5" style:family="paragraph" style:parent-style-name="Standard">
      <style:paragraph-properties fo:text-align="start" style:justify-single-word="false"/>
      <style:text-properties officeooo:rsid="0019885f" officeooo:paragraph-rsid="0019885f"/>
    </style:style>
    <style:style style:name="P6" style:family="paragraph" style:parent-style-name="Standard">
      <style:paragraph-properties fo:text-align="start" style:justify-single-word="false"/>
      <style:text-properties officeooo:rsid="0019885f" officeooo:paragraph-rsid="0021ef8d"/>
    </style:style>
    <style:style style:name="T1" style:family="text">
      <style:text-properties officeooo:rsid="00162ad9"/>
    </style:style>
    <style:style style:name="T2" style:family="text">
      <style:text-properties officeooo:rsid="001a129e"/>
    </style:style>
    <style:style style:name="T3" style:family="text">
      <style:text-properties officeooo:rsid="001b90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lan Benchmark</text:p>
      <text:p text:style-name="P1"/>
      <text:p text:style-name="P2">→ <text:span text:style-name="T3">Le</text:span> même principe que Ciel mon doctorat</text:p>
      <text:p text:style-name="P2"/>
      <text:p text:style-name="P2">→ <text:span text:style-name="T2">Un réseau social</text:span></text:p>
      <text:p text:style-name="P2"/>
      <text:p text:style-name="P2">→ <text:span text:style-name="T1">U</text:span>n top des publications</text:p>
      <text:p text:style-name="P2"/>
      <text:p text:style-name="P2"/>
      <text:p text:style-name="P2"/>
      <text:p text:style-name="P3">Notre projet sera sur le même principe que Ciel mon doctorat mais à l’inverse que lui qui ne fait que publier des gifs, nous on pourra publier des photos, vidéos, gifs, des anecdotes</text:p>
      <text:p text:style-name="P3"/>
      <text:p text:style-name="P3">Comme on vous l’a dit au début ça sera un réseau social donc pas qu’un simple Tumblr comme dans Ciel mon doctorat.</text:p>
      <text:p text:style-name="P3"/>
      <text:p text:style-name="P6">Et puis dans les partages que nous ferons nous pourrons voter comme on peut le voir dans VDM. Et il y aura un top des publications les plus voter. Car à la différence de facebook par exemple lorsque 100 personnes likent une publication, les amis de ces 100 personnes vont voir cette publication.</text:p>
      <text:p text:style-name="P6">Et donc l’audience est multiplié. Mais nous les publications les plus votés seront affiché en haut de la page donc dès qu’un utilisateur arrive sur le site il verra les publications qui sont au top. <text:span text:style-name="T2">Tout le monde pourra voir la publication que tu sois connecté ou pas. On vous en parlera plus précisément dans le parcours utilisat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9:48:29.857000000</meta:creation-date>
    <dc:date>2017-12-19T09:47:30.496000000</dc:date>
    <meta:editing-duration>PT49M6S</meta:editing-duration>
    <meta:editing-cycles>10</meta:editing-cycles>
    <meta:generator>LibreOffice/5.1.1.3$Windows_x86 LibreOffice_project/89f508ef3ecebd2cfb8e1def0f0ba9a803b88a6d</meta:generator>
    <meta:document-statistic meta:table-count="0" meta:image-count="0" meta:object-count="0" meta:page-count="1" meta:paragraph-count="8" meta:word-count="185" meta:character-count="1023" meta:non-whitespace-character-count="846"/>
  </office:meta>
</office:document-meta>
</file>